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766668328695" calcext:value-type="float">
            <text:p>0.076666832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06189970832514" calcext:value-type="float">
            <text:p>0.1061899708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127806504376644" calcext:value-type="float">
            <text:p>0.127806504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145247513472" calcext:value-type="float">
            <text:p>0.145247513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59960855717816" calcext:value-type="float">
            <text:p>0.159960855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172691146322728" calcext:value-type="float">
            <text:p>0.1726911463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183882404638371" calcext:value-type="float">
            <text:p>0.183882404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93825346833029" calcext:value-type="float">
            <text:p>0.1938253468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2027231152695" calcext:value-type="float">
            <text:p>0.202723115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210724669072078" calcext:value-type="float">
            <text:p>0.2107246691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21794338631876" calcext:value-type="float">
            <text:p>0.217943386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224468172846288" calcext:value-type="float">
            <text:p>0.2244681728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23037046664452" calcext:value-type="float">
            <text:p>0.2303704666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235708851887959" calcext:value-type="float">
            <text:p>0.2357088519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240532209919525" calcext:value-type="float">
            <text:p>0.240532209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44881937152" calcext:value-type="float">
            <text:p>0.2448819372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248793546895888" calcext:value-type="float">
            <text:p>0.248793546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252297852193543" calcext:value-type="float">
            <text:p>0.2522978522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255421856300551" calcext:value-type="float">
            <text:p>0.255421856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58189434560631" calcext:value-type="float">
            <text:p>0.2581894346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260621864464245" calcext:value-type="float">
            <text:p>0.2606218645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262738243266726" calcext:value-type="float">
            <text:p>0.2627382433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0.264555821012818" calcext:value-type="float">
            <text:p>0.26455582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266090269013456" calcext:value-type="float">
            <text:p>0.266090269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2673558984375" calcext:value-type="float">
            <text:p>0.2673558984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268365839900138" calcext:value-type="float">
            <text:p>0.2683658399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0.269132192230932" calcext:value-type="float">
            <text:p>0.269132192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269666146649742" calcext:value-type="float">
            <text:p>0.2696661466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0.269978091143823" calcext:value-type="float">
            <text:p>0.269978091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270077698772866" calcext:value-type="float">
            <text:p>0.2700776988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269974002827043" calcext:value-type="float">
            <text:p>0.269974002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269675461154058" calcext:value-type="float">
            <text:p>0.2696754612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0.269190011503928" calcext:value-type="float">
            <text:p>0.2691900115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268525119378484" calcext:value-type="float">
            <text:p>0.2685251194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267687819590114" calcext:value-type="float">
            <text:p>0.2676878196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266684752512" calcext:value-type="float">
            <text:p>0.2666847525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0.265522195825796" calcext:value-type="float">
            <text:p>0.2655221958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264206092432002" calcext:value-type="float">
            <text:p>0.2642060924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262742075075111" calcext:value-type="float">
            <text:p>0.262742075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61135488144156" calcext:value-type="float">
            <text:p>0.2611354881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0.259391407034829" calcext:value-type="float">
            <text:p>0.25939140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257514655398469" calcext:value-type="float">
            <text:p>0.2575146554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255509820553121" calcext:value-type="float">
            <text:p>0.255509820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25338126729052" calcext:value-type="float">
            <text:p>0.2533812673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0.251133150278447" calcext:value-type="float">
            <text:p>0.251133150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248769425229271" calcext:value-type="float">
            <text:p>0.2487694252</text:p>
          </table:table-cell>
        </table:table-row>
        <table:table-row table:style-name="ro1">
          <table:table-cell office:value-type="float" office:value="2.115" calcext:value-type="float">
            <text:p>2.115</text:p>
          </table:table-cell>
          <table:table-cell office:value-type="float" office:value="0.246293858981449" calcext:value-type="float">
            <text:p>0.246293859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243710038620576" calcext:value-type="float">
            <text:p>0.2437100386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0.2410213797495" calcext:value-type="float">
            <text:p>0.2410213797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238231134002572" calcext:value-type="float">
            <text:p>0.238231134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0.23534239588678" calcext:value-type="float">
            <text:p>0.2353423959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23235810902204" calcext:value-type="float">
            <text:p>0.232358109</text:p>
          </table:table-cell>
        </table:table-row>
        <table:table-row table:style-name="ro1">
          <table:table-cell office:value-type="float" office:value="2.385" calcext:value-type="float">
            <text:p>2.385</text:p>
          </table:table-cell>
          <table:table-cell office:value-type="float" office:value="0.229281071843894" calcext:value-type="float">
            <text:p>0.229281071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226113942824184" calcext:value-type="float">
            <text:p>0.2261139428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0.22285924525855" calcext:value-type="float">
            <text:p>0.222859245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219519371663919" calcext:value-type="float">
            <text:p>0.2195193717</text:p>
          </table:table-cell>
        </table:table-row>
        <table:table-row table:style-name="ro1">
          <table:table-cell office:value-type="float" office:value="2.565" calcext:value-type="float">
            <text:p>2.565</text:p>
          </table:table-cell>
          <table:table-cell office:value-type="float" office:value="0.216096587824109" calcext:value-type="float">
            <text:p>0.216096587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212593036517368" calcext:value-type="float">
            <text:p>0.2125930365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0.209010740955891" calcext:value-type="float">
            <text:p>0.20901074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20535160796405" calcext:value-type="float">
            <text:p>0.205351608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0.201617430919205" calcext:value-type="float">
            <text:p>0.2016174309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197809892476409" calcext:value-type="float">
            <text:p>0.1978098925</text:p>
          </table:table-cell>
        </table:table-row>
        <table:table-row table:style-name="ro1">
          <table:table-cell office:value-type="float" office:value="2.835" calcext:value-type="float">
            <text:p>2.835</text:p>
          </table:table-cell>
          <table:table-cell office:value-type="float" office:value="0.193930567096112" calcext:value-type="float">
            <text:p>0.193930567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189980923392" calcext:value-type="float">
            <text:p>0.1899809234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0.185962326314357" calcext:value-type="float">
            <text:p>0.1859623263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181876039182832" calcext:value-type="float">
            <text:p>0.1818760392</text:p>
          </table:table-cell>
        </table:table-row>
        <table:table-row table:style-name="ro1">
          <table:table-cell office:value-type="float" office:value="3.015" calcext:value-type="float">
            <text:p>3.015</text:p>
          </table:table-cell>
          <table:table-cell office:value-type="float" office:value="0.177723225581111" calcext:value-type="float">
            <text:p>0.177723225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173504951124777" calcext:value-type="float">
            <text:p>0.1735049511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0.169222185112602" calcext:value-type="float">
            <text:p>0.169222185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164875802070511" calcext:value-type="float">
            <text:p>0.1648758021</text:p>
          </table:table-cell>
        </table:table-row>
        <table:table-row table:style-name="ro1">
          <table:table-cell office:value-type="float" office:value="3.195" calcext:value-type="float">
            <text:p>3.195</text:p>
          </table:table-cell>
          <table:table-cell office:value-type="float" office:value="0.160466583196636" calcext:value-type="float">
            <text:p>0.1604665832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155995217715086" calcext:value-type="float">
            <text:p>0.1559952177</text:p>
          </table:table-cell>
        </table:table-row>
        <table:table-row table:style-name="ro1">
          <table:table-cell office:value-type="float" office:value="3.285" calcext:value-type="float">
            <text:p>3.285</text:p>
          </table:table-cell>
          <table:table-cell office:value-type="float" office:value="0.151462304145389" calcext:value-type="float">
            <text:p>0.1514623041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146868351493938" calcext:value-type="float">
            <text:p>0.1468683515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0.14221378037322" calcext:value-type="float">
            <text:p>0.142213780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137498924054102" calcext:value-type="float">
            <text:p>0.1374989241</text:p>
          </table:table-cell>
        </table:table-row>
        <table:table-row table:style-name="ro1">
          <table:table-cell office:value-type="float" office:value="3.465" calcext:value-type="float">
            <text:p>3.465</text:p>
          </table:table-cell>
          <table:table-cell office:value-type="float" office:value="0.132724029456015" calcext:value-type="float">
            <text:p>0.132724029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0.127889258079439" calcext:value-type="float">
            <text:p>0.1278892581</text:p>
          </table:table-cell>
        </table:table-row>
        <table:table-row table:style-name="ro1">
          <table:table-cell office:value-type="float" office:value="3.555" calcext:value-type="float">
            <text:p>3.555</text:p>
          </table:table-cell>
          <table:table-cell office:value-type="float" office:value="0.122994686884769" calcext:value-type="float">
            <text:p>0.122994686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18040309121263" calcext:value-type="float">
            <text:p>0.1180403091</text:p>
          </table:table-cell>
        </table:table-row>
        <table:table-row table:style-name="ro1">
          <table:table-cell office:value-type="float" office:value="3.645" calcext:value-type="float">
            <text:p>3.645</text:p>
          </table:table-cell>
          <table:table-cell office:value-type="float" office:value="0.1130260351095" calcext:value-type="float">
            <text:p>0.1130260351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10795169298051" calcext:value-type="float">
            <text:p>0.107951693</text:p>
          </table:table-cell>
        </table:table-row>
        <table:table-row table:style-name="ro1">
          <table:table-cell office:value-type="float" office:value="3.735" calcext:value-type="float">
            <text:p>3.735</text:p>
          </table:table-cell>
          <table:table-cell office:value-type="float" office:value="0.102817029374444" calcext:value-type="float">
            <text:p>0.1028170294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0976217101014899" calcext:value-type="float">
            <text:p>0.0976217101</text:p>
          </table:table-cell>
        </table:table-row>
        <table:table-row table:style-name="ro1">
          <table:table-cell office:value-type="float" office:value="3.825" calcext:value-type="float">
            <text:p>3.825</text:p>
          </table:table-cell>
          <table:table-cell office:value-type="float" office:value="0.0923653207674697" calcext:value-type="float">
            <text:p>0.0923653208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0870473673664219" calcext:value-type="float">
            <text:p>0.0870473674</text:p>
          </table:table-cell>
        </table:table-row>
        <table:table-row table:style-name="ro1">
          <table:table-cell office:value-type="float" office:value="3.915" calcext:value-type="float">
            <text:p>3.915</text:p>
          </table:table-cell>
          <table:table-cell office:value-type="float" office:value="0.0816672768422586" calcext:value-type="float">
            <text:p>0.081667276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076224397621451" calcext:value-type="float">
            <text:p>0.0762243976</text:p>
          </table:table-cell>
        </table:table-row>
        <table:table-row table:style-name="ro1">
          <table:table-cell office:value-type="float" office:value="4.005" calcext:value-type="float">
            <text:p>4.005</text:p>
          </table:table-cell>
          <table:table-cell office:value-type="float" office:value="0.0707180001185536" calcext:value-type="float">
            <text:p>0.0707180001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0651472772162332" calcext:value-type="float">
            <text:p>0.0651472772</text:p>
          </table:table-cell>
        </table:table-row>
        <table:table-row table:style-name="ro1">
          <table:table-cell office:value-type="float" office:value="4.095" calcext:value-type="float">
            <text:p>4.095</text:p>
          </table:table-cell>
          <table:table-cell office:value-type="float" office:value="0.059511344721366" calcext:value-type="float">
            <text:p>0.0595113447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053809241798635" calcext:value-type="float">
            <text:p>0.0538092418</text:p>
          </table:table-cell>
        </table:table-row>
        <table:table-row table:style-name="ro1">
          <table:table-cell office:value-type="float" office:value="4.185" calcext:value-type="float">
            <text:p>4.185</text:p>
          </table:table-cell>
          <table:table-cell office:value-type="float" office:value="0.0480399313829781" calcext:value-type="float">
            <text:p>0.0480399314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0.0422023005721303" calcext:value-type="float">
            <text:p>0.0422023006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0.0362951610004207" calcext:value-type="float">
            <text:p>0.03629516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0303172491949113" calcext:value-type="float">
            <text:p>0.0303172492</text:p>
          </table:table-cell>
        </table:table-row>
        <table:table-row table:style-name="ro1">
          <table:table-cell office:value-type="float" office:value="4.365" calcext:value-type="float">
            <text:p>4.365</text:p>
          </table:table-cell>
          <table:table-cell office:value-type="float" office:value="0.0242672269148811" calcext:value-type="float">
            <text:p>0.0242672269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018143681475601" calcext:value-type="float">
            <text:p>0.0181436815</text:p>
          </table:table-cell>
        </table:table-row>
        <table:table-row table:style-name="ro1">
          <table:table-cell office:value-type="float" office:value="4.455" calcext:value-type="float">
            <text:p>4.455</text:p>
          </table:table-cell>
          <table:table-cell office:value-type="float" office:value="0.0119451260572797" calcext:value-type="float">
            <text:p>0.011945126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56699999999999" calcext:value-type="float">
            <text:p>0.005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10-07T09:57:11.173000000</meta:creation-date>
    <dc:date>2016-10-07T10:23:58.781000000</dc:date>
    <dc:creator>Peter McCloud</dc:creator>
    <meta:editing-duration>PT25M53S</meta:editing-duration>
    <meta:editing-cycles>3</meta:editing-cycles>
    <meta:generator>LibreOffice/5.0.4.2$Windows_x86 LibreOffice_project/2b9802c1994aa0b7dc6079e128979269cf95bc78</meta:generator>
    <meta:document-statistic meta:table-count="1" meta:cell-count="202" meta:object-count="0"/>
  </office:meta>
</office:document-meta>
</file>